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187404E3260B2A35575.png" manifest:media-type="image/png"/>
  <manifest:file-entry manifest:full-path="Pictures/1000020100000780000000E3DACA910ED1AD02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entury Gothic1" svg:font-family="'Century Gothic'"/>
    <style:font-face style:name="OpenSymbol2" svg:font-family="OpenSymbol, 'Arial Unicode MS'"/>
    <style:font-face style:name="Century gothic1" svg:font-family="'Century gothic'" style:font-family-generic="swiss"/>
    <style:font-face style:name="Century gothic2" svg:font-family="'Century gothic'" style:font-adornments="Normal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Century Gothic" svg:font-family="'Century Gothic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15.813cm" fo:min-width="28.70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3.075cm" fo:min-width="0cm"/>
    </style:style>
    <style:style style:name="gr10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gr12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gr14" style:family="graphic" style:parent-style-name="standard" style:list-style-name="L13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gr16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gr18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4.125cm" fo:min-width="0cm"/>
    </style:style>
    <style:style style:name="gr21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gr26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27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gr28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3.341cm" fo:min-width="23.417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middle" draw:auto-grow-height="false" draw:fit-to-size="false" fo:min-height="10.927cm" fo:min-width="29.556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title">
      <style:graphic-properties fo:min-height="3.18cm"/>
    </style:style>
    <style:style style:name="pr3" style:family="presentation" style:parent-style-name="Blank_20_Slide-subtitle">
      <style:graphic-properties draw:fill-color="#ffffff" fo:min-height="11.048cm"/>
    </style:style>
    <style:style style:name="pr4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6pt" style:font-size-asian="32pt" style:font-size-complex="32pt"/>
    </style:style>
    <style:style style:name="P7" style:family="paragraph">
      <style:text-properties style:font-name="Century gothic2" fo:font-size="40pt" fo:font-weight="bold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paragraph-properties fo:margin-left="0cm" fo:margin-right="0cm" fo:margin-top="0cm" fo:margin-bottom="0cm" fo:line-height="90%" fo:text-align="start" fo:text-indent="0cm"/>
    </style:style>
    <style:style style:name="P1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9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2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center" fo:text-indent="0cm" style:font-independent-line-spacing="true"/>
      <style:text-properties fo:font-size="2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26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text-transform="uppercase" fo:color="#000000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36pt" style:font-size-asian="32pt" style:font-size-complex="32pt"/>
    </style:style>
    <style:style style:name="T4" style:family="text">
      <style:text-properties fo:font-size="36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entury gothic2" fo:font-size="40pt" fo:font-weight="bold"/>
    </style:style>
    <style:style style:name="T7" style:family="text">
      <style:text-properties fo:text-transform="uppercase" fo:color="#000000" style:text-line-through-style="none" style:text-line-through-type="none" style:text-position="0% 100%" style:font-name="Century Gothic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fo:font-style="italic" style:text-underline-style="none" fo:font-weight="bold" style:font-name-asian="Liberation Mono2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fo:font-style="normal" style:text-underline-style="none" fo:font-weight="normal" style:font-name-asian="Liberation Mono2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33% 58%" style:font-name="Century Gothic1" fo:font-size="28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Century Gothic1" fo:font-size="28pt" fo:letter-spacing="normal" fo:font-style="italic" style:text-underline-style="none" fo:font-weight="bold" style:font-name-asian="Liberation Mono2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-33% 58%" style:font-name="Century Gothic1" fo:font-size="24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fo:font-style="italic" style:text-underline-style="none" fo:font-weight="bold" style:font-size-asian="22pt" style:font-style-asian="normal" style:font-weight-asian="bold" style:font-size-complex="22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entury Gothic1" fo:letter-spacing="normal" style:text-underline-style="none" style:font-size-asian="22pt" style:font-size-complex="2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1" fo:font-size="26pt" fo:letter-spacing="normal" style:text-underline-style="none" style:font-size-asian="22pt" style:font-size-complex="22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Gothic1" fo:font-size="44pt" fo:letter-spacing="normal" style:text-underline-style="none" style:font-name-asian="Liberation Mono2" style:font-size-asian="22pt" style:font-size-complex="22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style:text-underline-style="none" style:font-name-asian="Liberation Mono2" style:font-size-asian="22pt" style:font-size-complex="22pt"/>
    </style:style>
    <style:style style:name="T23" style:family="text">
      <style:text-properties fo:font-variant="normal" fo:text-transform="none" fo:color="#000000" style:text-line-through-style="none" style:text-line-through-type="none" style:text-position="super 58%" style:font-name="Century Gothic1" fo:font-size="32pt" fo:letter-spacing="normal" style:text-underline-style="none" style:font-name-asian="Liberation Mono2" style:font-size-asian="22pt" style:font-size-complex="22pt"/>
    </style:style>
    <style:style style:name="T24" style:family="text">
      <style:text-properties fo:font-variant="normal" fo:text-transform="none" fo:color="#000000" style:text-line-through-style="none" style:text-line-through-type="none" style:text-position="-33% 58%" style:font-name="Century Gothic1" fo:font-size="32pt" fo:letter-spacing="normal" style:text-underline-style="none" style:font-name-asian="Liberation Mono2" style:font-size-asian="22pt" style:font-size-complex="22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entury Gothic1" fo:font-size="26pt" fo:letter-spacing="normal" style:text-underline-style="none" style:font-name-asian="Liberation Mono2" style:font-size-asian="22pt" style:font-size-complex="2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style:text-underline-style="none" style:font-name-asian="Liberation Mono2" style:font-size-asian="22pt" style:font-size-complex="22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entury Gothic1" fo:font-size="28pt" fo:letter-spacing="normal" style:text-underline-style="none" style:font-size-asian="22pt" style:font-size-complex="22pt"/>
    </style:style>
    <style:style style:name="T28" style:family="text">
      <style:text-properties fo:font-variant="normal" fo:text-transform="none" fo:color="#000000" style:text-line-through-style="none" style:text-line-through-type="none" style:text-position="super 58%" style:font-name="Century Gothic1" fo:font-size="28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entury Gothic1" fo:font-size="26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entury Gothic1" fo:font-size="44pt" fo:letter-spacing="normal" fo:font-style="normal" style:text-underline-style="none" fo:font-weight="normal" style:font-name-asian="Liberation Mono2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name-asian="Liberation Mono2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super 58%" style:font-name="Century Gothic1" fo:font-size="32pt" fo:letter-spacing="normal" fo:font-style="normal" style:text-underline-style="none" fo:font-weight="normal" style:font-name-asian="Liberation Mono2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33% 58%" style:font-name="Century Gothic1" fo:font-size="32pt" fo:letter-spacing="normal" fo:font-style="normal" style:text-underline-style="none" fo:font-weight="normal" style:font-name-asian="Liberation Mono2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entury Gothic1" fo:font-size="26pt" fo:letter-spacing="normal" fo:font-style="normal" style:text-underline-style="none" fo:font-weight="normal" style:font-name-asian="Liberation Mono2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name-asian="Liberation Mono2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entury Gothic1" fo:font-size="24pt" fo:letter-spacing="normal" style:text-underline-style="none" style:font-size-asian="22pt" style:font-size-complex="22pt"/>
    </style:style>
    <style:style style:name="T37" style:family="text">
      <style:text-properties fo:font-variant="normal" fo:text-transform="none" fo:color="#000000" style:text-line-through-style="none" style:text-line-through-type="none" style:text-position="super 58%" style:font-name="Century Gothic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style:text-underline-style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002cm" text:min-label-width="0.633cm"/>
        <style:text-properties fo:font-family="StarSymbol" style:font-charset="x-symbol" fo:color="#000000" fo:font-size="10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002cm" text:min-label-width="0.633cm"/>
        <style:text-properties fo:font-family="StarSymbol" style:font-charset="x-symbol" fo:color="#000000" fo:font-size="10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*">
        <style:list-level-properties text:space-before="1.272cm" text:min-label-width="0.633cm"/>
        <style:text-properties fo:font-family="Calibri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space-before="0.002cm" text:min-label-width="0.633cm"/>
        <style:text-properties fo:font-family="StarSymbol" style:font-charset="x-symbol" fo:color="#000000" fo:font-size="100%"/>
      </text:list-level-style-bullet>
      <text:list-level-style-bullet text:level="2" text:bullet-char="➔">
        <style:list-level-properties text:space-before="1.272cm" text:min-label-width="0.633cm"/>
        <style:text-properties fo:font-family="StarSymbol" style:font-charset="x-symbol" fo:color="#000000" fo:font-size="10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2cm" text:min-label-width="0.633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2cm" text:min-label-width="0.633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6.245cm" svg:height="5.068cm" svg:x="3.81cm" svg:y="5.009cm">
          <text:p text:style-name="P1"><text:span text:style-name="T1">PKCS#1 v1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6.245cm" svg:height="1.903cm" svg:x="3.81cm" svg:y="10.089cm">
          <text:p text:style-name="P3"><text:span text:style-name="T2">Meziane HAMOUDI – Marc-Henri K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2" draw:layer="layout" svg:width="29.208cm" svg:height="16.062cm" svg:x="2.328cm" svg:y="1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30.479cm" svg:height="3.18cm" svg:x="1.693cm" svg:y="0.76cm" presentation:class="title" presentation:placeholder="true">
          <draw:text-box/>
        </draw:frame>
        <draw:frame presentation:style-name="pr3" draw:text-style-name="P6" draw:layer="layout" svg:width="30.479cm" svg:height="11.048cm" svg:x="1.693cm" svg:y="4.457cm" presentation:class="subtitle">
          <draw:text-box>
            <text:list text:style-name="L1">
              <text:list-item>
                <text:p text:style-name="P5"><text:span text:style-name="T3">PKCS = </text:span><text:span text:style-name="T4">P</text:span><text:span text:style-name="T3">rivate </text:span><text:span text:style-name="T4">K</text:span><text:span text:style-name="T3">ey </text:span><text:span text:style-name="T4">C</text:span><text:span text:style-name="T3">ryptography </text:span><text:span text:style-name="T4">S</text:span><text:span text:style-name="T3">tandard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5">Standard de cryptographie à clé publiq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Conçu par RSA secur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5"><text:span text:style-name="T3"/></text:p>
              </text:list-header>
            </text:list>
            <text:list text:style-name="L4">
              <text:list-item>
                <text:p text:style-name="P5"><text:span text:style-name="T3">PKCS#1 à PKCS#15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5">PKCS#1 : Standard de la cryptographie R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0">
        <office:forms form:automatic-focus="false" form:apply-design-mode="false"/>
        <draw:custom-shape draw:name="TextShape 1" draw:style-name="gr5" draw:text-style-name="P2" draw:layer="layout" svg:width="29.208cm" svg:height="16.062cm" svg:x="2.328cm" svg:y="1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30.479cm" svg:height="3.18cm" svg:x="1.693cm" svg:y="0.76cm" presentation:class="title">
          <draw:text-box>
            <text:p><text:span text:style-name="T6">SOMMAIRE</text:span></text:p>
          </draw:text-box>
        </draw:frame>
        <draw:frame presentation:style-name="pr3" draw:text-style-name="P8" draw:layer="layout" svg:width="30.479cm" svg:height="11.048cm" svg:x="1.693cm" svg:y="4.457cm" presentation:class="subtitle">
          <draw:text-box>
            <text:list text:style-name="L1">
              <text:list-item>
                <text:p text:style-name="P5">Génération des clés</text:p>
                <text:p text:style-name="P5"/>
              </text:list-item>
              <text:list-item>
                <text:p text:style-name="P5">Chiffrement et Déchiffrement</text:p>
                <text:p text:style-name="P5"/>
              </text:list-item>
              <text:list-item>
                <text:p text:style-name="P5">Signature et vérif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6" draw:text-style-name="P2" draw:layer="layout" svg:width="23.916cm" svg:height="3.59cm" svg:x="8.043cm" svg:y="2.123cm">
          <text:p text:style-name="P1"><text:span text:style-name="T7">1.generation des cl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30.055cm" svg:height="11.176cm" svg:x="1.905cm" svg:y="6.096cm">
          <text:list text:style-name="L6">
            <text:list-item>
              <text:p text:style-name="P9"><text:span text:style-name="T8">Exposant public </text:span><text:span text:style-name="T9">e</text:span></text:p>
              <text:list>
                <text:list-header>
                  <text:p text:style-name="P9"><text:span text:style-name="T8"/></text:p>
                </text:list-header>
              </text:list>
            </text:list-item>
            <text:list-item>
              <text:p text:style-name="P9"><text:span text:style-name="T8">Nombres premiers </text:span><text:span text:style-name="T9">p</text:span><text:span text:style-name="T8">, </text:span><text:span text:style-name="T9">q</text:span></text:p>
            </text:list-item>
          </text:list>
          <text:list text:style-name="L7">
            <text:list-item>
              <text:list>
                <text:list-item>
                  <text:p text:style-name="P9"><text:span text:style-name="T8">(</text:span><text:span text:style-name="T9">e</text:span><text:span text:style-name="T8">^(</text:span><text:span text:style-name="T9">p</text:span><text:span text:style-name="T8">-1) = </text:span><text:span text:style-name="T9">e</text:span><text:span text:style-name="T8">^(</text:span><text:span text:style-name="T9">q</text:span><text:span text:style-name="T8">-1) = 1)</text:span></text:p>
                </text:list-item>
              </text:list>
            </text:list-item>
          </text:list>
          <text:list text:style-name="L6">
            <text:list-header>
              <text:p text:style-name="P9"><text:span text:style-name="T8"/></text:p>
            </text:list-header>
            <text:list-item>
              <text:p text:style-name="P9"><text:span text:style-name="T8">Module </text:span><text:span text:style-name="T9">n</text:span><text:span text:style-name="T8"> = </text:span><text:span text:style-name="T9">pq</text:span></text:p>
              <text:p text:style-name="P9"><text:span text:style-name="T8"/></text:p>
            </text:list-item>
            <text:list-item>
              <text:p text:style-name="P9"><text:span text:style-name="T8">Exposant privé </text:span><text:span text:style-name="T9">d</text:span></text:p>
              <text:p text:style-name="P9"><text:span text:style-name="T9"/></text:p>
            </text:list-item>
          </text:list>
          <text:list text:style-name="L7">
            <text:list-item>
              <text:p text:style-name="P9"><text:span text:style-name="T8">Clé pubique = (</text:span><text:span text:style-name="T9">n</text:span><text:span text:style-name="T8">,</text:span><text:span text:style-name="T9">e</text:span><text:span text:style-name="T8">) <text:s text:c="3"/>et <text:s/>clé privée = (</text:span><text:span text:style-name="T9">n</text:span><text:span text:style-name="T8">,</text:span><text:span text:style-name="T9">d</text:span><text:span text:style-name="T8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7" draw:text-style-name="P10" draw:layer="layout" svg:width="23.916cm" svg:height="3.59cm" svg:x="8.043cm" svg:y="2.123cm">
          <text:p text:style-name="P1"><text:span text:style-name="T7">2. Chiffrement – bloc de chiff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2" draw:layer="layout" svg:width="30.055cm" svg:height="11.176cm" svg:x="1.905cm" svg:y="6.096cm">
          <text:list text:style-name="L6">
            <text:list-item>
              <text:p text:style-name="P11"><text:span text:style-name="T10">M</text:span><text:span text:style-name="T11">essage </text:span><text:span text:style-name="T12">M</text:span></text:p>
              <text:p text:style-name="P9"><text:span text:style-name="T10"/></text:p>
              <text:p text:style-name="P9"><text:span text:style-name="T10"/></text:p>
              <text:p text:style-name="P9"><text:span text:style-name="T10"/></text:p>
              <text:p text:style-name="P9"><text:span text:style-name="T10"/></text:p>
              <text:p text:style-name="P9"><text:span text:style-name="T10"/></text:p>
            </text:list-item>
            <text:list-item>
              <text:p text:style-name="P11"><text:span text:style-name="T10">Bloc de chiffrement</text:span><text:span text:style-name="T11"> </text:span><text:span text:style-name="T13">00 || BT || PS || 00 || M</text:span></text:p>
              <text:p text:style-name="P11"><text:span text:style-name="T13">BT </text:span><text:span text:style-name="T14"><text:s/>= bloc de type</text:span></text:p>
              <text:p text:style-name="P11"><text:span text:style-name="T13">PS </text:span><text:span text:style-name="T14">= chaîne de remplissa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3" draw:layer="layout" svg:width="0.6cm" svg:height="3.8cm" svg:x="17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0" draw:text-style-name="P10" draw:layer="layout" svg:width="23.916cm" svg:height="3.59cm" svg:x="8.043cm" svg:y="2.123cm">
          <text:p text:style-name="P1"><text:span text:style-name="T7">2.Chiffrement – conversion Octets/Ent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4" draw:layer="layout" svg:width="30.055cm" svg:height="11.176cm" svg:x="1.905cm" svg:y="6.096cm">
          <text:list text:style-name="L6">
            <text:list-item>
              <text:p text:style-name="P11"><text:span text:style-name="T10">Bloc de chiffrement</text:span><text:span text:style-name="T11"> </text:span><text:span text:style-name="T12">BC</text:span><text:span text:style-name="T15">0</text:span><text:span text:style-name="T13"> || BC</text:span><text:span text:style-name="T16">1</text:span><text:span text:style-name="T13"> || ... || Bc</text:span><text:span text:style-name="T16">k-1</text:span></text:p>
              <text:p text:style-name="P11"><text:span text:style-name="T17"/></text:p>
              <text:p text:style-name="P11"><text:span text:style-name="T10"/></text:p>
              <text:p text:style-name="P11"><text:span text:style-name="T18"/></text:p>
              <text:p text:style-name="P11"><text:span text:style-name="T10"/></text:p>
              <text:p text:style-name="P11"><text:span text:style-name="T10"/></text:p>
            </text:list-item>
          </text:list>
          <text:p><text:span text:style-name="T19"><text:s text:c="37"/></text:span><text:span text:style-name="T19">Entier </text:span><text:span text:style-name="T20">x = </text:span><text:span text:style-name="T21">∑</text:span><text:span text:style-name="T22">(2</text:span><text:span text:style-name="T23">8i</text:span><text:span text:style-name="T22"> BC</text:span><text:span text:style-name="T24">i</text:span><text:span text:style-name="T22">)</text:span><text:span text:style-name="T25"> <text:s text:c="2"/></text:span><text:span text:style-name="T26">(0 ≤ i &lt; 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3" draw:layer="layout" svg:width="0.6cm" svg:height="3.8cm" svg:x="17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2" draw:text-style-name="P10" draw:layer="layout" svg:width="23.916cm" svg:height="3.59cm" svg:x="8.043cm" svg:y="2.123cm">
          <text:p text:style-name="P1"><text:span text:style-name="T7">2. Chiffrement – calcul R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4" draw:layer="layout" svg:width="30.055cm" svg:height="11.176cm" svg:x="1.905cm" svg:y="6.096cm">
          <text:list text:style-name="L6">
            <text:list-item>
              <text:p text:style-name="P11"><text:span text:style-name="T10">Entier</text:span><text:span text:style-name="T11"> </text:span><text:span text:style-name="T12">x</text:span></text:p>
              <text:p text:style-name="P9"><text:span text:style-name="T10"/></text:p>
              <text:p text:style-name="P9"><text:span text:style-name="T10"/></text:p>
              <text:p text:style-name="P9"><text:span text:style-name="T10"/></text:p>
              <text:p text:style-name="P9"><text:span text:style-name="T10"/></text:p>
              <text:p text:style-name="P9"><text:span text:style-name="T10"/></text:p>
            </text:list-item>
            <text:list-item>
              <text:p text:style-name="P11"><text:span text:style-name="T27">Entier </text:span><text:span text:style-name="T12">y</text:span><text:span text:style-name="T27"> = </text:span><text:span text:style-name="T12">x</text:span><text:span text:style-name="T28">e</text:span><text:span text:style-name="T27"> mod </text:span><text:span text:style-name="T12">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3" draw:layer="layout" svg:width="0.6cm" svg:height="3.8cm" svg:x="17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4" draw:text-style-name="P10" draw:layer="layout" svg:width="23.916cm" svg:height="3.59cm" svg:x="8.043cm" svg:y="2.123cm">
          <text:p text:style-name="P1"><text:span text:style-name="T7">2.Chiffrement – conversion Entier/Oct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4" draw:layer="layout" svg:width="30.055cm" svg:height="11.176cm" svg:x="1.905cm" svg:y="6.096cm">
          <text:list text:style-name="L6">
            <text:list-item>
              <text:p text:style-name="P11"><text:span text:style-name="T10">Entier y</text:span><text:span text:style-name="T29"> = </text:span><text:span text:style-name="T30">∑</text:span><text:span text:style-name="T31">(2</text:span><text:span text:style-name="T32">8i</text:span><text:span text:style-name="T31"> C</text:span><text:span text:style-name="T33">i</text:span><text:span text:style-name="T31">)</text:span><text:span text:style-name="T34"> <text:s text:c="2"/></text:span><text:span text:style-name="T35">(0 ≤ i &lt; k)</text:span></text:p>
              <text:p text:style-name="P11"><text:span text:style-name="T35"/></text:p>
              <text:p text:style-name="P11"><text:span text:style-name="T17"/></text:p>
              <text:p text:style-name="P11"><text:span text:style-name="T10"/></text:p>
              <text:p text:style-name="P11"><text:span text:style-name="T18"/></text:p>
              <text:p text:style-name="P11"><text:span text:style-name="T10"/></text:p>
              <text:p text:style-name="P11"><text:span text:style-name="T10"/></text:p>
            </text:list-item>
          </text:list>
          <text:p><text:span text:style-name="T27"><text:s text:c="15"/></text:span><text:span text:style-name="T36">Chaîne d’octets chifrée</text:span><text:span text:style-name="T11"> </text:span><text:span text:style-name="T12">C</text:span><text:span text:style-name="T15">0</text:span><text:span text:style-name="T13"> || C</text:span><text:span text:style-name="T16">1</text:span><text:span text:style-name="T13"> || ... || C</text:span><text:span text:style-name="T16">k-1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3" draw:layer="layout" svg:width="0.6cm" svg:height="3.8cm" svg:x="17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6" draw:text-style-name="P10" draw:layer="layout" svg:width="23.916cm" svg:height="3.59cm" svg:x="8.043cm" svg:y="2.123cm">
          <text:p text:style-name="P1"><text:span text:style-name="T7">2.DEChiff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6" draw:layer="layout" svg:width="30.055cm" svg:height="11.176cm" svg:x="1.905cm" svg:y="6.096cm">
          <text:list text:style-name="L6">
            <text:list-item>
              <text:p text:style-name="P9"><text:span text:style-name="T29">Mêmes étapes que pour le déchiffrement mais dans le sens inverse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29">Les conversions se font selon les mêmes équations</text:span></text:p>
                </text:list-item>
                <text:list-item>
                  <text:p text:style-name="P9"><text:span text:style-name="T29">Déchiffrement RSA avec la clé privé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6" draw:text-style-name="P2" draw:layer="layout" svg:width="23.916cm" svg:height="3.59cm" svg:x="8.043cm" svg:y="2.123cm">
          <text:p text:style-name="P1"><text:span text:style-name="T7">3.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30.055cm" svg:height="11.176cm" svg:x="1.905cm" svg:y="6.096cm">
          <text:list text:style-name="L9">
            <text:list-item>
              <text:p text:style-name="P17"><text:span text:style-name="T8">Transforme le message en une chaîne de bits singulière</text:span></text:p>
              <text:list>
                <text:list-item>
                  <text:p text:style-name="P17"><text:span text:style-name="T8">Permet l’authentification de l’auteur</text:span></text:p>
                  <text:p text:style-name="P17"><text:span text:style-name="T8"/></text:p>
                </text:list-item>
              </text:list>
            </text:list-item>
            <text:list-item>
              <text:p text:style-name="P17"><text:span text:style-name="T8">4 étapes :</text:span></text:p>
              <text:list>
                <text:list-item>
                  <text:p text:style-name="P17"><text:span text:style-name="T8">Hachage</text:span></text:p>
                </text:list-item>
                <text:list-item>
                  <text:p text:style-name="P17"><text:span text:style-name="T8">Codage</text:span></text:p>
                </text:list-item>
                <text:list-item>
                  <text:p text:style-name="P17"><text:span text:style-name="T8">Calcul RSA</text:span></text:p>
                </text:list-item>
                <text:list-item>
                  <text:p text:style-name="P17"><text:span text:style-name="T8">Transformation chaîne d’octets/chaîne de bi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8" draw:text-style-name="P10" draw:layer="layout" svg:width="23.916cm" svg:height="3.59cm" svg:x="8.043cm" svg:y="2.123cm">
          <text:p text:style-name="P1"><text:span text:style-name="T7">3.Signature - hach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9" draw:layer="layout" svg:width="30.055cm" svg:height="11.176cm" svg:x="1.905cm" svg:y="6.096cm">
          <text:list text:style-name="L9">
            <text:list-item>
              <text:p text:style-name="P17"><text:span text:style-name="T8">Utilisation des fonctions de hachage MD2, MD4, MD5</text:span></text:p>
              <text:list>
                <text:list-header>
                  <text:p text:style-name="P17"><text:span text:style-name="T8"/></text:p>
                </text:list-header>
              </text:list>
            </text:list-item>
            <text:list-item>
              <text:p text:style-name="P18"><text:span text:style-name="T8">Message </text:span><text:span text:style-name="T9">M</text:span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</text:list-item>
            <text:list-item>
              <text:p text:style-name="P18"><text:span text:style-name="T8">Haché </text:span><text:span text:style-name="T9">M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3" draw:layer="layout" svg:width="1cm" svg:height="5cm" svg:x="16.6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21" draw:text-style-name="P10" draw:layer="layout" svg:width="23.916cm" svg:height="3.59cm" svg:x="8.043cm" svg:y="2.123cm">
          <text:p text:style-name="P1"><text:span text:style-name="T7">3.Signature - cod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9" draw:layer="layout" svg:width="30.055cm" svg:height="11.176cm" svg:x="1.905cm" svg:y="6.096cm">
          <text:list text:style-name="L9">
            <text:list-item>
              <text:p text:style-name="P17"><text:span text:style-name="T8">Écriture du haché selon le standard ASN.1</text:span></text:p>
            </text:list-item>
            <text:list-item>
              <text:p text:style-name="P17"><text:span text:style-name="T8">Codage selon la norme BER (Basic Encoding Rules) <text:s text:c="8"/></text:span><text:span text:style-name="T9">MHc</text:span><text:span text:style-name="T8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20" draw:layer="layout" svg:x1="23cm" svg:y1="12.2cm" svg:x2="24.4cm" svg:y2="12.2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24" draw:text-style-name="P10" draw:layer="layout" svg:width="23.916cm" svg:height="3.59cm" svg:x="8.043cm" svg:y="2.123cm">
          <text:p text:style-name="P1"><text:span text:style-name="T7">3.Signature - r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19" draw:layer="layout" svg:width="30.055cm" svg:height="11.176cm" svg:x="1.905cm" svg:y="6.096cm">
          <text:list text:style-name="L9">
            <text:list-item>
              <text:p text:style-name="P17"><text:span text:style-name="T8">Exponentiation modulaire avec la clé privée</text:span></text:p>
              <text:list>
                <text:list-header>
                  <text:p text:style-name="P17"><text:span text:style-name="T8"/></text:p>
                </text:list-header>
              </text:list>
            </text:list-item>
            <text:list-item>
              <text:p text:style-name="P18"><text:span text:style-name="T8"><text:s/></text:span><text:span text:style-name="T9">MHc</text:span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</text:list-item>
            <text:list-item>
              <text:p text:style-name="P18"><text:span text:style-name="T9">MC = Mhc</text:span><text:span text:style-name="T37">d</text:span><text:span text:style-name="T9"> mod 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3" draw:layer="layout" svg:width="1cm" svg:height="5cm" svg:x="16.6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26" draw:text-style-name="P10" draw:layer="layout" svg:width="23.916cm" svg:height="3.59cm" svg:x="8.043cm" svg:y="2.123cm">
          <text:p text:style-name="P1"><text:span text:style-name="T7">3.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19" draw:layer="layout" svg:width="30.055cm" svg:height="11.176cm" svg:x="1.905cm" svg:y="6.096cm">
          <text:list text:style-name="L9">
            <text:list-item>
              <text:p text:style-name="P17"><text:span text:style-name="T8">Transformation de la chaine d’octets </text:span><text:span text:style-name="T9">MC</text:span><text:span text:style-name="T8"> en suite de bits </text:span><text:span text:style-name="T9">S</text:span><text:span text:style-name="T8"> 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7"><text:span text:style-name="T8">La signature sera </text:span><text:span text:style-name="T9">S</text:span><text:span text:style-name="T8">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28" draw:text-style-name="P10" draw:layer="layout" svg:width="23.916cm" svg:height="3.59cm" svg:x="8.043cm" svg:y="2.123cm">
          <text:p text:style-name="P1"><text:span text:style-name="T7">3.vér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9" draw:layer="layout" svg:width="30.055cm" svg:height="11.176cm" svg:x="1.905cm" svg:y="6.096cm">
          <text:list text:style-name="L11">
            <text:list-item>
              <text:p text:style-name="P17"><text:span text:style-name="T38">Procédé inverse depuis </text:span><text:span text:style-name="T9">S</text:span><text:span text:style-name="T38"> jusqu’à obtenir </text:span><text:span text:style-name="T9">MH</text:span></text:p>
            </text:list-item>
            <text:list-item>
              <text:p text:style-name="P17"><text:span text:style-name="T38">Hachage du message reçu <text:s text:c="12"/></text:span><text:span text:style-name="T9">MH’</text:span><text:span text:style-name="T38"> </text:span></text:p>
            </text:list-item>
          </text:list>
          <text:list text:style-name="L10">
            <text:list-item>
              <text:list>
                <text:list-item>
                  <text:p text:style-name="P17"><text:span text:style-name="T38">Si </text:span><text:span text:style-name="T9">MH</text:span><text:span text:style-name="T38"> = </text:span><text:span text:style-name="T9">MH’</text:span><text:span text:style-name="T38"> , alors l’authentification est réussi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20" draw:layer="layout" svg:x1="13.6cm" svg:y1="11.8cm" svg:x2="15.8cm" svg:y2="11.8cm">
          <text:p/>
        </draw:lin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entury Gothic1" svg:font-family="'Century Gothic'"/>
    <style:font-face style:name="OpenSymbol2" svg:font-family="OpenSymbol, 'Arial Unicode MS'"/>
    <style:font-face style:name="Century gothic1" svg:font-family="'Century gothic'" style:font-family-generic="swiss"/>
    <style:font-face style:name="Century gothic2" svg:font-family="'Century gothic'" style:font-adornments="Normal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Century Gothic" svg:font-family="'Century Gothic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svg:width="33.865cm" svg:height="4.002cm" svg:x="0cm" svg:y="0cm">
        <draw:image xlink:href="Pictures/1000020100000780000000E3DACA910ED1AD0295.png" xlink:type="simple" xlink:show="embed" xlink:actuate="onLoad">
          <text:p/>
        </draw:image>
      </draw:frame>
      <draw:frame draw:name="Picture 7" draw:style-name="Mgr3" draw:text-style-name="MP5" draw:layer="backgroundobjects" svg:width="33.865cm" svg:height="6.895cm" svg:x="0cm" svg:y="12.153cm">
        <draw:image xlink:href="Pictures/100002010000078000000187404E3260B2A35575.png" xlink:type="simple" xlink:show="embed" xlink:actuate="onLoad">
          <text:p/>
        </draw:image>
      </draw:frame>
      <draw:frame draw:name="PlaceHolder 1" presentation:style-name="Mpr1" draw:text-style-name="MP6" draw:layer="backgroundobjects" svg:width="23.916cm" svg:height="3.59cm" svg:x="8.043cm" svg:y="2.123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7" draw:style-name="Mgr3" draw:text-style-name="MP5" draw:layer="backgroundobjects" svg:width="33.865cm" svg:height="4.002cm" svg:x="0cm" svg:y="0cm">
        <draw:image xlink:href="Pictures/1000020100000780000000E3DACA910ED1AD0295.png" xlink:type="simple" xlink:show="embed" xlink:actuate="onLoad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draw:name="Picture 7" draw:style-name="Mgr3" draw:text-style-name="MP5" draw:layer="backgroundobjects" svg:width="33.865cm" svg:height="4.002cm" svg:x="0cm" svg:y="0cm">
        <draw:image xlink:href="Pictures/1000020100000780000000E3DACA910ED1AD0295.png" xlink:type="simple" xlink:show="embed" xlink:actuate="onLoad">
          <text:p/>
        </draw:image>
      </draw:frame>
      <draw:frame presentation:style-name="Standard-title" draw:layer="backgroundobjects" svg:width="30.479cm" svg:height="3.18cm" svg:x="1.693cm" svg:y="0.76cm" presentation:class="title" presentation:placeholder="true">
        <draw:text-box/>
      </draw:frame>
      <draw:frame presentation:style-name="Standar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22:28:06</meta:creation-date>
    <meta:initial-creator>M-H Kasses</meta:initial-creator>
    <dc:language>fr-FR</dc:language>
    <dc:date>2017-10-24T11:49:59.500841218</dc:date>
    <meta:editing-cycles>131</meta:editing-cycles>
    <dc:title>Présentation PowerPoint</dc:title>
    <meta:editing-duration>PT10H54M27S</meta:editing-duration>
    <meta:generator>LibreOffice/5.1.6.2$Linux_X86_64 LibreOffice_project/10m0$Build-2</meta:generator>
    <meta:document-statistic meta:object-count="10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TM04033937[[fn=Traînée de condensation]]" xlink:href=""/>
  </office:meta>
</office:document-meta>
</file>